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DS</text:span><text:span text:style-name="T2_11">1307</text:span><text:span text:style-name="T2_12">RTC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><text:span text:style-name="T12_1">get</text:span><text:span text:style-name="T12_2"><text:tab/></text:span><text:span text:style-name="T12_3">KEYWORD</text:span><text:span text:style-name="T12_4">2</text:span></text:p>
      <text:p text:style-name="P13"><text:span text:style-name="T13_1">set</text:span><text:span text:style-name="T13_2"><text:s/></text:span><text:span text:style-name="T13_3">KEYWORD</text:span><text:span text:style-name="T13_4">2</text:span></text:p>
      <text:p text:style-name="P14"><text:span text:style-name="T14_1">read</text:span><text:span text:style-name="T14_2"><text:s/></text:span><text:span text:style-name="T14_3">KEYWORD</text:span><text:span text:style-name="T14_4">2</text:span></text:p>
      <text:p text:style-name="P15"><text:span text:style-name="T15_1">write</text:span><text:span text:style-name="T15_2"><text:s/></text:span><text:span text:style-name="T15_3">KEYWORD</text:span><text:span text:style-name="T15_4">2</text:span></text:p>
      <text:p text:style-name="P16"><text:span text:style-name="T16_1">#######################################</text:span></text:p>
      <text:p text:style-name="P17"><text:span text:style-name="T17_1">#<text:s/></text:span><text:span text:style-name="T17_2">Instances</text:span><text:span text:style-name="T17_3"><text:s/>(</text:span><text:span text:style-name="T17_4">KEYWORD</text:span><text:span text:style-name="T17_5">2)</text:span></text:p>
      <text:p text:style-name="P18"><text:span text:style-name="T18_1">#######################################</text:span></text:p>
      <text:p text:style-name="P19"><text:span text:style-name="T19_1">RTC</text:span></text:p>
      <text:p text:style-name="P20"><text:span text:style-name="T20_1">#######################################</text:span></text:p>
      <text:p text:style-name="P21"><text:span text:style-name="T21_1">#<text:s/></text:span><text:span text:style-name="T21_2">Constants</text:span><text:span text:style-name="T21_3"><text:s/>(</text:span><text:span text:style-name="T21_4">LITERAL</text:span><text:span text:style-name="T21_5">1)</text:span></text:p>
      <text:p text:style-name="P22"><text:span text:style-name="T22_1">#######################################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